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mf.xml" manifest:media-type=""/>
  <manifest:file-entry manifest:full-path="Dialogs/Standard/Aidemf.xml" manifest:media-type=""/>
  <manifest:file-entry manifest:full-path="Dialogs/Standard/Optionsmf.xml" manifest:media-type=""/>
  <manifest:file-entry manifest:full-path="Dialogs/Standard/dialog-lb.xml" manifest:media-type=""/>
  <manifest:file-entry manifest:full-path="Dialogs/Standard/Aproposdemf.xml" manifest:media-type=""/>
  <manifest:file-entry manifest:full-path="settings.xml" manifest:media-type="text/xml"/>
  <manifest:file-entry manifest:full-path="Basic/script-lc.xml" manifest:media-type="text/xml"/>
  <manifest:file-entry manifest:full-path="Basic/Standard/script-lb.xml" manifest:media-type=""/>
  <manifest:file-entry manifest:full-path="Basic/Standard/Modulmf.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3cm" svg:stroke-color="#0000ff" draw:textarea-horizontal-align="center" draw:textarea-vertical-align="middle" fo:padding-top="0.015cm" fo:padding-bottom="0.015cm" fo:padding-left="0.015cm" fo:padding-right="0.015cm"/>
    </style:style>
    <style:style style:name="gr2" style:family="graphic" style:parent-style-name="standard">
      <style:graphic-properties svg:stroke-width="0.007cm" svg:stroke-color="#00ffff" draw:textarea-horizontal-align="center" draw:textarea-vertical-align="middle" fo:padding-top="0.003cm" fo:padding-bottom="0.003cm" fo:padding-left="0.003cm" fo:padding-right="0.003cm"/>
    </style:style>
    <style:style style:name="gr3" style:family="graphic" style:parent-style-name="standard">
      <style:graphic-properties svg:stroke-width="0.015cm" svg:stroke-color="#0080ff" draw:textarea-horizontal-align="center" draw:textarea-vertical-align="middle" fo:padding-top="0.007cm" fo:padding-bottom="0.007cm" fo:padding-left="0.007cm" fo:padding-right="0.007cm"/>
    </style:style>
    <style:style style:name="gr4" style:family="graphic" style:parent-style-name="standard">
      <style:graphic-properties svg:stroke-width="0.03cm" svg:stroke-color="#643200" draw:textarea-horizontal-align="center" draw:textarea-vertical-align="middle" fo:padding-top="0.015cm" fo:padding-bottom="0.015cm" fo:padding-left="0.015cm" fo:padding-right="0.015cm"/>
    </style:style>
    <style:style style:name="gr5" style:family="graphic" style:parent-style-name="standard">
      <style:graphic-properties svg:stroke-width="0.007cm" svg:stroke-color="#c8964b" draw:textarea-horizontal-align="center" draw:textarea-vertical-align="middle" fo:padding-top="0.003cm" fo:padding-bottom="0.003cm" fo:padding-left="0.003cm" fo:padding-right="0.003cm"/>
    </style:style>
    <style:style style:name="gr6" style:family="graphic" style:parent-style-name="standard">
      <style:graphic-properties svg:stroke-width="0.015cm" svg:stroke-color="#966425" draw:textarea-horizontal-align="center" draw:textarea-vertical-align="middle" fo:padding-top="0.007cm" fo:padding-bottom="0.007cm" fo:padding-left="0.007cm" fo:padding-right="0.007cm"/>
    </style:style>
    <style:style style:name="P1" style:family="paragraph">
      <style:paragraph-properties fo:text-align="center"/>
    </style:style>
  </office:automatic-styles>
  <office:body>
    <office:drawing>
      <draw:page draw:name="Graphique" draw:style-name="dp1" draw:master-page-name="Standard">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Créer un papier" office:target-frame="" xlink:href="" form:image-data="" form:delay-for-repeat="PT0.05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odulmf.Main"/>
              </office:event-listeners>
            </form:button>
          </form:form>
        </office:forms>
        <draw:control draw:style-name="standard" draw:layer="controls" svg:width="12.847cm" svg:height="1.361cm" svg:x="3.988cm" svg:y="28cm" draw:control="control1"/>
        <draw:g>
          <draw:line draw:style-name="gr1" draw:text-style-name="P1" draw:layer="layout" svg:x1="10.6cm" svg:y1="1cm" svg:x2="10.6cm" svg:y2="6cm">
            <text:p/>
          </draw:line>
          <draw:line draw:style-name="gr2" draw:text-style-name="P1" draw:layer="layout" svg:x1="10.7cm" svg:y1="1cm" svg:x2="10.7cm" svg:y2="6cm">
            <text:p/>
          </draw:line>
          <draw:line draw:style-name="gr2" draw:text-style-name="P1" draw:layer="layout" svg:x1="10.8cm" svg:y1="1cm" svg:x2="10.8cm" svg:y2="6cm">
            <text:p/>
          </draw:line>
          <draw:line draw:style-name="gr2" draw:text-style-name="P1" draw:layer="layout" svg:x1="10.9cm" svg:y1="1cm" svg:x2="10.9cm" svg:y2="6cm">
            <text:p/>
          </draw:line>
          <draw:line draw:style-name="gr2" draw:text-style-name="P1" draw:layer="layout" svg:x1="11cm" svg:y1="1cm" svg:x2="11cm" svg:y2="6cm">
            <text:p/>
          </draw:line>
          <draw:line draw:style-name="gr3" draw:text-style-name="P1" draw:layer="layout" svg:x1="11.1cm" svg:y1="1cm" svg:x2="11.1cm" svg:y2="6cm">
            <text:p/>
          </draw:line>
          <draw:line draw:style-name="gr2" draw:text-style-name="P1" draw:layer="layout" svg:x1="11.2cm" svg:y1="1cm" svg:x2="11.2cm" svg:y2="6cm">
            <text:p/>
          </draw:line>
          <draw:line draw:style-name="gr2" draw:text-style-name="P1" draw:layer="layout" svg:x1="11.3cm" svg:y1="1cm" svg:x2="11.3cm" svg:y2="6cm">
            <text:p/>
          </draw:line>
          <draw:line draw:style-name="gr2" draw:text-style-name="P1" draw:layer="layout" svg:x1="11.4cm" svg:y1="1cm" svg:x2="11.4cm" svg:y2="6cm">
            <text:p/>
          </draw:line>
          <draw:line draw:style-name="gr2" draw:text-style-name="P1" draw:layer="layout" svg:x1="11.5cm" svg:y1="1cm" svg:x2="11.5cm" svg:y2="6cm">
            <text:p/>
          </draw:line>
          <draw:line draw:style-name="gr1" draw:text-style-name="P1" draw:layer="layout" svg:x1="11.6cm" svg:y1="1cm" svg:x2="11.6cm" svg:y2="6cm">
            <text:p/>
          </draw:line>
          <draw:line draw:style-name="gr2" draw:text-style-name="P1" draw:layer="layout" svg:x1="11.7cm" svg:y1="1cm" svg:x2="11.7cm" svg:y2="6cm">
            <text:p/>
          </draw:line>
          <draw:line draw:style-name="gr2" draw:text-style-name="P1" draw:layer="layout" svg:x1="11.8cm" svg:y1="1cm" svg:x2="11.8cm" svg:y2="6cm">
            <text:p/>
          </draw:line>
          <draw:line draw:style-name="gr2" draw:text-style-name="P1" draw:layer="layout" svg:x1="11.9cm" svg:y1="1cm" svg:x2="11.9cm" svg:y2="6cm">
            <text:p/>
          </draw:line>
          <draw:line draw:style-name="gr2" draw:text-style-name="P1" draw:layer="layout" svg:x1="12cm" svg:y1="1cm" svg:x2="12cm" svg:y2="6cm">
            <text:p/>
          </draw:line>
          <draw:line draw:style-name="gr3" draw:text-style-name="P1" draw:layer="layout" svg:x1="12.1cm" svg:y1="1cm" svg:x2="12.1cm" svg:y2="6cm">
            <text:p/>
          </draw:line>
          <draw:line draw:style-name="gr2" draw:text-style-name="P1" draw:layer="layout" svg:x1="12.2cm" svg:y1="1cm" svg:x2="12.2cm" svg:y2="6cm">
            <text:p/>
          </draw:line>
          <draw:line draw:style-name="gr2" draw:text-style-name="P1" draw:layer="layout" svg:x1="12.3cm" svg:y1="1cm" svg:x2="12.3cm" svg:y2="6cm">
            <text:p/>
          </draw:line>
          <draw:line draw:style-name="gr2" draw:text-style-name="P1" draw:layer="layout" svg:x1="12.4cm" svg:y1="1cm" svg:x2="12.4cm" svg:y2="6cm">
            <text:p/>
          </draw:line>
          <draw:line draw:style-name="gr2" draw:text-style-name="P1" draw:layer="layout" svg:x1="12.5cm" svg:y1="1cm" svg:x2="12.5cm" svg:y2="6cm">
            <text:p/>
          </draw:line>
          <draw:line draw:style-name="gr1" draw:text-style-name="P1" draw:layer="layout" svg:x1="12.6cm" svg:y1="1cm" svg:x2="12.6cm" svg:y2="6cm">
            <text:p/>
          </draw:line>
          <draw:line draw:style-name="gr2" draw:text-style-name="P1" draw:layer="layout" svg:x1="12.7cm" svg:y1="1cm" svg:x2="12.7cm" svg:y2="6cm">
            <text:p/>
          </draw:line>
          <draw:line draw:style-name="gr2" draw:text-style-name="P1" draw:layer="layout" svg:x1="12.8cm" svg:y1="1cm" svg:x2="12.8cm" svg:y2="6cm">
            <text:p/>
          </draw:line>
          <draw:line draw:style-name="gr2" draw:text-style-name="P1" draw:layer="layout" svg:x1="12.9cm" svg:y1="1cm" svg:x2="12.9cm" svg:y2="6cm">
            <text:p/>
          </draw:line>
          <draw:line draw:style-name="gr2" draw:text-style-name="P1" draw:layer="layout" svg:x1="13cm" svg:y1="1cm" svg:x2="13cm" svg:y2="6cm">
            <text:p/>
          </draw:line>
          <draw:line draw:style-name="gr3" draw:text-style-name="P1" draw:layer="layout" svg:x1="13.1cm" svg:y1="1cm" svg:x2="13.1cm" svg:y2="6cm">
            <text:p/>
          </draw:line>
          <draw:line draw:style-name="gr2" draw:text-style-name="P1" draw:layer="layout" svg:x1="13.2cm" svg:y1="1cm" svg:x2="13.2cm" svg:y2="6cm">
            <text:p/>
          </draw:line>
          <draw:line draw:style-name="gr2" draw:text-style-name="P1" draw:layer="layout" svg:x1="13.3cm" svg:y1="1cm" svg:x2="13.3cm" svg:y2="6cm">
            <text:p/>
          </draw:line>
          <draw:line draw:style-name="gr2" draw:text-style-name="P1" draw:layer="layout" svg:x1="13.4cm" svg:y1="1cm" svg:x2="13.4cm" svg:y2="6cm">
            <text:p/>
          </draw:line>
          <draw:line draw:style-name="gr2" draw:text-style-name="P1" draw:layer="layout" svg:x1="13.5cm" svg:y1="1cm" svg:x2="13.5cm" svg:y2="6cm">
            <text:p/>
          </draw:line>
          <draw:line draw:style-name="gr1" draw:text-style-name="P1" draw:layer="layout" svg:x1="13.6cm" svg:y1="1cm" svg:x2="13.6cm" svg:y2="6cm">
            <text:p/>
          </draw:line>
          <draw:line draw:style-name="gr2" draw:text-style-name="P1" draw:layer="layout" svg:x1="13.7cm" svg:y1="1cm" svg:x2="13.7cm" svg:y2="6cm">
            <text:p/>
          </draw:line>
          <draw:line draw:style-name="gr2" draw:text-style-name="P1" draw:layer="layout" svg:x1="13.8cm" svg:y1="1cm" svg:x2="13.8cm" svg:y2="6cm">
            <text:p/>
          </draw:line>
          <draw:line draw:style-name="gr2" draw:text-style-name="P1" draw:layer="layout" svg:x1="13.9cm" svg:y1="1cm" svg:x2="13.9cm" svg:y2="6cm">
            <text:p/>
          </draw:line>
          <draw:line draw:style-name="gr2" draw:text-style-name="P1" draw:layer="layout" svg:x1="14cm" svg:y1="1cm" svg:x2="14cm" svg:y2="6cm">
            <text:p/>
          </draw:line>
          <draw:line draw:style-name="gr3" draw:text-style-name="P1" draw:layer="layout" svg:x1="14.1cm" svg:y1="1cm" svg:x2="14.1cm" svg:y2="6cm">
            <text:p/>
          </draw:line>
          <draw:line draw:style-name="gr2" draw:text-style-name="P1" draw:layer="layout" svg:x1="14.2cm" svg:y1="1cm" svg:x2="14.2cm" svg:y2="6cm">
            <text:p/>
          </draw:line>
          <draw:line draw:style-name="gr2" draw:text-style-name="P1" draw:layer="layout" svg:x1="14.3cm" svg:y1="1cm" svg:x2="14.3cm" svg:y2="6cm">
            <text:p/>
          </draw:line>
          <draw:line draw:style-name="gr2" draw:text-style-name="P1" draw:layer="layout" svg:x1="14.4cm" svg:y1="1cm" svg:x2="14.4cm" svg:y2="6cm">
            <text:p/>
          </draw:line>
          <draw:line draw:style-name="gr2" draw:text-style-name="P1" draw:layer="layout" svg:x1="14.5cm" svg:y1="1cm" svg:x2="14.5cm" svg:y2="6cm">
            <text:p/>
          </draw:line>
          <draw:line draw:style-name="gr1" draw:text-style-name="P1" draw:layer="layout" svg:x1="14.6cm" svg:y1="1cm" svg:x2="14.6cm" svg:y2="6cm">
            <text:p/>
          </draw:line>
          <draw:line draw:style-name="gr2" draw:text-style-name="P1" draw:layer="layout" svg:x1="14.7cm" svg:y1="1cm" svg:x2="14.7cm" svg:y2="6cm">
            <text:p/>
          </draw:line>
          <draw:line draw:style-name="gr2" draw:text-style-name="P1" draw:layer="layout" svg:x1="14.8cm" svg:y1="1cm" svg:x2="14.8cm" svg:y2="6cm">
            <text:p/>
          </draw:line>
          <draw:line draw:style-name="gr2" draw:text-style-name="P1" draw:layer="layout" svg:x1="14.9cm" svg:y1="1cm" svg:x2="14.9cm" svg:y2="6cm">
            <text:p/>
          </draw:line>
          <draw:line draw:style-name="gr2" draw:text-style-name="P1" draw:layer="layout" svg:x1="15cm" svg:y1="1cm" svg:x2="15cm" svg:y2="6cm">
            <text:p/>
          </draw:line>
          <draw:line draw:style-name="gr3" draw:text-style-name="P1" draw:layer="layout" svg:x1="15.1cm" svg:y1="1cm" svg:x2="15.1cm" svg:y2="6cm">
            <text:p/>
          </draw:line>
          <draw:line draw:style-name="gr2" draw:text-style-name="P1" draw:layer="layout" svg:x1="15.2cm" svg:y1="1cm" svg:x2="15.2cm" svg:y2="6cm">
            <text:p/>
          </draw:line>
          <draw:line draw:style-name="gr2" draw:text-style-name="P1" draw:layer="layout" svg:x1="15.3cm" svg:y1="1cm" svg:x2="15.3cm" svg:y2="6cm">
            <text:p/>
          </draw:line>
          <draw:line draw:style-name="gr2" draw:text-style-name="P1" draw:layer="layout" svg:x1="15.4cm" svg:y1="1cm" svg:x2="15.4cm" svg:y2="6cm">
            <text:p/>
          </draw:line>
          <draw:line draw:style-name="gr2" draw:text-style-name="P1" draw:layer="layout" svg:x1="15.5cm" svg:y1="1cm" svg:x2="15.5cm" svg:y2="6cm">
            <text:p/>
          </draw:line>
          <draw:line draw:style-name="gr1" draw:text-style-name="P1" draw:layer="layout" svg:x1="15.6cm" svg:y1="1cm" svg:x2="15.6cm" svg:y2="6cm">
            <text:p/>
          </draw:line>
          <draw:line draw:style-name="gr1" draw:text-style-name="P1" draw:layer="layout" svg:x1="10.6cm" svg:y1="1cm" svg:x2="15.6cm" svg:y2="1cm">
            <text:p/>
          </draw:line>
          <draw:line draw:style-name="gr2" draw:text-style-name="P1" draw:layer="layout" svg:x1="10.6cm" svg:y1="1.1cm" svg:x2="15.6cm" svg:y2="1.1cm">
            <text:p/>
          </draw:line>
          <draw:line draw:style-name="gr2" draw:text-style-name="P1" draw:layer="layout" svg:x1="10.6cm" svg:y1="1.2cm" svg:x2="15.6cm" svg:y2="1.2cm">
            <text:p/>
          </draw:line>
          <draw:line draw:style-name="gr2" draw:text-style-name="P1" draw:layer="layout" svg:x1="10.6cm" svg:y1="1.3cm" svg:x2="15.6cm" svg:y2="1.3cm">
            <text:p/>
          </draw:line>
          <draw:line draw:style-name="gr2" draw:text-style-name="P1" draw:layer="layout" svg:x1="10.6cm" svg:y1="1.4cm" svg:x2="15.6cm" svg:y2="1.4cm">
            <text:p/>
          </draw:line>
          <draw:line draw:style-name="gr3" draw:text-style-name="P1" draw:layer="layout" svg:x1="10.6cm" svg:y1="1.5cm" svg:x2="15.6cm" svg:y2="1.5cm">
            <text:p/>
          </draw:line>
          <draw:line draw:style-name="gr2" draw:text-style-name="P1" draw:layer="layout" svg:x1="10.6cm" svg:y1="1.6cm" svg:x2="15.6cm" svg:y2="1.6cm">
            <text:p/>
          </draw:line>
          <draw:line draw:style-name="gr2" draw:text-style-name="P1" draw:layer="layout" svg:x1="10.6cm" svg:y1="1.7cm" svg:x2="15.6cm" svg:y2="1.7cm">
            <text:p/>
          </draw:line>
          <draw:line draw:style-name="gr2" draw:text-style-name="P1" draw:layer="layout" svg:x1="10.6cm" svg:y1="1.8cm" svg:x2="15.6cm" svg:y2="1.8cm">
            <text:p/>
          </draw:line>
          <draw:line draw:style-name="gr2" draw:text-style-name="P1" draw:layer="layout" svg:x1="10.6cm" svg:y1="1.9cm" svg:x2="15.6cm" svg:y2="1.9cm">
            <text:p/>
          </draw:line>
          <draw:line draw:style-name="gr1" draw:text-style-name="P1" draw:layer="layout" svg:x1="10.6cm" svg:y1="2cm" svg:x2="15.6cm" svg:y2="2cm">
            <text:p/>
          </draw:line>
          <draw:line draw:style-name="gr2" draw:text-style-name="P1" draw:layer="layout" svg:x1="10.6cm" svg:y1="2.1cm" svg:x2="15.6cm" svg:y2="2.1cm">
            <text:p/>
          </draw:line>
          <draw:line draw:style-name="gr2" draw:text-style-name="P1" draw:layer="layout" svg:x1="10.6cm" svg:y1="2.2cm" svg:x2="15.6cm" svg:y2="2.2cm">
            <text:p/>
          </draw:line>
          <draw:line draw:style-name="gr2" draw:text-style-name="P1" draw:layer="layout" svg:x1="10.6cm" svg:y1="2.3cm" svg:x2="15.6cm" svg:y2="2.3cm">
            <text:p/>
          </draw:line>
          <draw:line draw:style-name="gr2" draw:text-style-name="P1" draw:layer="layout" svg:x1="10.6cm" svg:y1="2.4cm" svg:x2="15.6cm" svg:y2="2.4cm">
            <text:p/>
          </draw:line>
          <draw:line draw:style-name="gr3" draw:text-style-name="P1" draw:layer="layout" svg:x1="10.6cm" svg:y1="2.5cm" svg:x2="15.6cm" svg:y2="2.5cm">
            <text:p/>
          </draw:line>
          <draw:line draw:style-name="gr2" draw:text-style-name="P1" draw:layer="layout" svg:x1="10.6cm" svg:y1="2.6cm" svg:x2="15.6cm" svg:y2="2.6cm">
            <text:p/>
          </draw:line>
          <draw:line draw:style-name="gr2" draw:text-style-name="P1" draw:layer="layout" svg:x1="10.6cm" svg:y1="2.7cm" svg:x2="15.6cm" svg:y2="2.7cm">
            <text:p/>
          </draw:line>
          <draw:line draw:style-name="gr2" draw:text-style-name="P1" draw:layer="layout" svg:x1="10.6cm" svg:y1="2.8cm" svg:x2="15.6cm" svg:y2="2.8cm">
            <text:p/>
          </draw:line>
          <draw:line draw:style-name="gr2" draw:text-style-name="P1" draw:layer="layout" svg:x1="10.6cm" svg:y1="2.9cm" svg:x2="15.6cm" svg:y2="2.9cm">
            <text:p/>
          </draw:line>
          <draw:line draw:style-name="gr1" draw:text-style-name="P1" draw:layer="layout" svg:x1="10.6cm" svg:y1="3cm" svg:x2="15.6cm" svg:y2="3cm">
            <text:p/>
          </draw:line>
          <draw:line draw:style-name="gr2" draw:text-style-name="P1" draw:layer="layout" svg:x1="10.6cm" svg:y1="3.1cm" svg:x2="15.6cm" svg:y2="3.1cm">
            <text:p/>
          </draw:line>
          <draw:line draw:style-name="gr2" draw:text-style-name="P1" draw:layer="layout" svg:x1="10.6cm" svg:y1="3.2cm" svg:x2="15.6cm" svg:y2="3.2cm">
            <text:p/>
          </draw:line>
          <draw:line draw:style-name="gr2" draw:text-style-name="P1" draw:layer="layout" svg:x1="10.6cm" svg:y1="3.3cm" svg:x2="15.6cm" svg:y2="3.3cm">
            <text:p/>
          </draw:line>
          <draw:line draw:style-name="gr2" draw:text-style-name="P1" draw:layer="layout" svg:x1="10.6cm" svg:y1="3.4cm" svg:x2="15.6cm" svg:y2="3.4cm">
            <text:p/>
          </draw:line>
          <draw:line draw:style-name="gr3" draw:text-style-name="P1" draw:layer="layout" svg:x1="10.6cm" svg:y1="3.5cm" svg:x2="15.6cm" svg:y2="3.5cm">
            <text:p/>
          </draw:line>
          <draw:line draw:style-name="gr2" draw:text-style-name="P1" draw:layer="layout" svg:x1="10.6cm" svg:y1="3.6cm" svg:x2="15.6cm" svg:y2="3.6cm">
            <text:p/>
          </draw:line>
          <draw:line draw:style-name="gr2" draw:text-style-name="P1" draw:layer="layout" svg:x1="10.6cm" svg:y1="3.7cm" svg:x2="15.6cm" svg:y2="3.7cm">
            <text:p/>
          </draw:line>
          <draw:line draw:style-name="gr2" draw:text-style-name="P1" draw:layer="layout" svg:x1="10.6cm" svg:y1="3.8cm" svg:x2="15.6cm" svg:y2="3.8cm">
            <text:p/>
          </draw:line>
          <draw:line draw:style-name="gr2" draw:text-style-name="P1" draw:layer="layout" svg:x1="10.6cm" svg:y1="3.9cm" svg:x2="15.6cm" svg:y2="3.9cm">
            <text:p/>
          </draw:line>
          <draw:line draw:style-name="gr1" draw:text-style-name="P1" draw:layer="layout" svg:x1="10.6cm" svg:y1="4cm" svg:x2="15.6cm" svg:y2="4cm">
            <text:p/>
          </draw:line>
          <draw:line draw:style-name="gr2" draw:text-style-name="P1" draw:layer="layout" svg:x1="10.6cm" svg:y1="4.1cm" svg:x2="15.6cm" svg:y2="4.1cm">
            <text:p/>
          </draw:line>
          <draw:line draw:style-name="gr2" draw:text-style-name="P1" draw:layer="layout" svg:x1="10.6cm" svg:y1="4.2cm" svg:x2="15.6cm" svg:y2="4.2cm">
            <text:p/>
          </draw:line>
          <draw:line draw:style-name="gr2" draw:text-style-name="P1" draw:layer="layout" svg:x1="10.6cm" svg:y1="4.3cm" svg:x2="15.6cm" svg:y2="4.3cm">
            <text:p/>
          </draw:line>
          <draw:line draw:style-name="gr2" draw:text-style-name="P1" draw:layer="layout" svg:x1="10.6cm" svg:y1="4.4cm" svg:x2="15.6cm" svg:y2="4.4cm">
            <text:p/>
          </draw:line>
          <draw:line draw:style-name="gr3" draw:text-style-name="P1" draw:layer="layout" svg:x1="10.6cm" svg:y1="4.5cm" svg:x2="15.6cm" svg:y2="4.5cm">
            <text:p/>
          </draw:line>
          <draw:line draw:style-name="gr2" draw:text-style-name="P1" draw:layer="layout" svg:x1="10.6cm" svg:y1="4.6cm" svg:x2="15.6cm" svg:y2="4.6cm">
            <text:p/>
          </draw:line>
          <draw:line draw:style-name="gr2" draw:text-style-name="P1" draw:layer="layout" svg:x1="10.6cm" svg:y1="4.7cm" svg:x2="15.6cm" svg:y2="4.7cm">
            <text:p/>
          </draw:line>
          <draw:line draw:style-name="gr2" draw:text-style-name="P1" draw:layer="layout" svg:x1="10.6cm" svg:y1="4.8cm" svg:x2="15.6cm" svg:y2="4.8cm">
            <text:p/>
          </draw:line>
          <draw:line draw:style-name="gr2" draw:text-style-name="P1" draw:layer="layout" svg:x1="10.6cm" svg:y1="4.9cm" svg:x2="15.6cm" svg:y2="4.9cm">
            <text:p/>
          </draw:line>
          <draw:line draw:style-name="gr1" draw:text-style-name="P1" draw:layer="layout" svg:x1="10.6cm" svg:y1="5cm" svg:x2="15.6cm" svg:y2="5cm">
            <text:p/>
          </draw:line>
          <draw:line draw:style-name="gr2" draw:text-style-name="P1" draw:layer="layout" svg:x1="10.6cm" svg:y1="5.1cm" svg:x2="15.6cm" svg:y2="5.1cm">
            <text:p/>
          </draw:line>
          <draw:line draw:style-name="gr2" draw:text-style-name="P1" draw:layer="layout" svg:x1="10.6cm" svg:y1="5.2cm" svg:x2="15.6cm" svg:y2="5.2cm">
            <text:p/>
          </draw:line>
          <draw:line draw:style-name="gr2" draw:text-style-name="P1" draw:layer="layout" svg:x1="10.6cm" svg:y1="5.3cm" svg:x2="15.6cm" svg:y2="5.3cm">
            <text:p/>
          </draw:line>
          <draw:line draw:style-name="gr2" draw:text-style-name="P1" draw:layer="layout" svg:x1="10.6cm" svg:y1="5.4cm" svg:x2="15.6cm" svg:y2="5.4cm">
            <text:p/>
          </draw:line>
          <draw:line draw:style-name="gr3" draw:text-style-name="P1" draw:layer="layout" svg:x1="10.6cm" svg:y1="5.5cm" svg:x2="15.6cm" svg:y2="5.5cm">
            <text:p/>
          </draw:line>
          <draw:line draw:style-name="gr2" draw:text-style-name="P1" draw:layer="layout" svg:x1="10.6cm" svg:y1="5.6cm" svg:x2="15.6cm" svg:y2="5.6cm">
            <text:p/>
          </draw:line>
          <draw:line draw:style-name="gr2" draw:text-style-name="P1" draw:layer="layout" svg:x1="10.6cm" svg:y1="5.7cm" svg:x2="15.6cm" svg:y2="5.7cm">
            <text:p/>
          </draw:line>
          <draw:line draw:style-name="gr2" draw:text-style-name="P1" draw:layer="layout" svg:x1="10.6cm" svg:y1="5.8cm" svg:x2="15.6cm" svg:y2="5.8cm">
            <text:p/>
          </draw:line>
          <draw:line draw:style-name="gr2" draw:text-style-name="P1" draw:layer="layout" svg:x1="10.6cm" svg:y1="5.9cm" svg:x2="15.6cm" svg:y2="5.9cm">
            <text:p/>
          </draw:line>
          <draw:line draw:style-name="gr1" draw:text-style-name="P1" draw:layer="layout" svg:x1="10.6cm" svg:y1="6cm" svg:x2="15.6cm" svg:y2="6cm">
            <text:p/>
          </draw:line>
        </draw:g>
        <draw:g>
          <draw:line draw:style-name="gr4" draw:text-style-name="P1" draw:layer="layout" svg:x1="1cm" svg:y1="1cm" svg:x2="1cm" svg:y2="6cm">
            <text:p/>
          </draw:line>
          <draw:line draw:style-name="gr5" draw:text-style-name="P1" draw:layer="layout" svg:x1="1.1cm" svg:y1="1cm" svg:x2="1.1cm" svg:y2="6cm">
            <text:p/>
          </draw:line>
          <draw:line draw:style-name="gr5" draw:text-style-name="P1" draw:layer="layout" svg:x1="1.2cm" svg:y1="1cm" svg:x2="1.2cm" svg:y2="6cm">
            <text:p/>
          </draw:line>
          <draw:line draw:style-name="gr5" draw:text-style-name="P1" draw:layer="layout" svg:x1="1.3cm" svg:y1="1cm" svg:x2="1.3cm" svg:y2="6cm">
            <text:p/>
          </draw:line>
          <draw:line draw:style-name="gr5" draw:text-style-name="P1" draw:layer="layout" svg:x1="1.4cm" svg:y1="1cm" svg:x2="1.4cm" svg:y2="6cm">
            <text:p/>
          </draw:line>
          <draw:line draw:style-name="gr6" draw:text-style-name="P1" draw:layer="layout" svg:x1="1.5cm" svg:y1="1cm" svg:x2="1.5cm" svg:y2="6cm">
            <text:p/>
          </draw:line>
          <draw:line draw:style-name="gr5" draw:text-style-name="P1" draw:layer="layout" svg:x1="1.6cm" svg:y1="1cm" svg:x2="1.6cm" svg:y2="6cm">
            <text:p/>
          </draw:line>
          <draw:line draw:style-name="gr5" draw:text-style-name="P1" draw:layer="layout" svg:x1="1.7cm" svg:y1="1cm" svg:x2="1.7cm" svg:y2="6cm">
            <text:p/>
          </draw:line>
          <draw:line draw:style-name="gr5" draw:text-style-name="P1" draw:layer="layout" svg:x1="1.8cm" svg:y1="1cm" svg:x2="1.8cm" svg:y2="6cm">
            <text:p/>
          </draw:line>
          <draw:line draw:style-name="gr5" draw:text-style-name="P1" draw:layer="layout" svg:x1="1.9cm" svg:y1="1cm" svg:x2="1.9cm" svg:y2="6cm">
            <text:p/>
          </draw:line>
          <draw:line draw:style-name="gr4" draw:text-style-name="P1" draw:layer="layout" svg:x1="2cm" svg:y1="1cm" svg:x2="2cm" svg:y2="6cm">
            <text:p/>
          </draw:line>
          <draw:line draw:style-name="gr5" draw:text-style-name="P1" draw:layer="layout" svg:x1="2.1cm" svg:y1="1cm" svg:x2="2.1cm" svg:y2="6cm">
            <text:p/>
          </draw:line>
          <draw:line draw:style-name="gr5" draw:text-style-name="P1" draw:layer="layout" svg:x1="2.2cm" svg:y1="1cm" svg:x2="2.2cm" svg:y2="6cm">
            <text:p/>
          </draw:line>
          <draw:line draw:style-name="gr5" draw:text-style-name="P1" draw:layer="layout" svg:x1="2.3cm" svg:y1="1cm" svg:x2="2.3cm" svg:y2="6cm">
            <text:p/>
          </draw:line>
          <draw:line draw:style-name="gr5" draw:text-style-name="P1" draw:layer="layout" svg:x1="2.4cm" svg:y1="1cm" svg:x2="2.4cm" svg:y2="6cm">
            <text:p/>
          </draw:line>
          <draw:line draw:style-name="gr6" draw:text-style-name="P1" draw:layer="layout" svg:x1="2.5cm" svg:y1="1cm" svg:x2="2.5cm" svg:y2="6cm">
            <text:p/>
          </draw:line>
          <draw:line draw:style-name="gr5" draw:text-style-name="P1" draw:layer="layout" svg:x1="2.6cm" svg:y1="1cm" svg:x2="2.6cm" svg:y2="6cm">
            <text:p/>
          </draw:line>
          <draw:line draw:style-name="gr5" draw:text-style-name="P1" draw:layer="layout" svg:x1="2.7cm" svg:y1="1cm" svg:x2="2.7cm" svg:y2="6cm">
            <text:p/>
          </draw:line>
          <draw:line draw:style-name="gr5" draw:text-style-name="P1" draw:layer="layout" svg:x1="2.8cm" svg:y1="1cm" svg:x2="2.8cm" svg:y2="6cm">
            <text:p/>
          </draw:line>
          <draw:line draw:style-name="gr5" draw:text-style-name="P1" draw:layer="layout" svg:x1="2.9cm" svg:y1="1cm" svg:x2="2.9cm" svg:y2="6cm">
            <text:p/>
          </draw:line>
          <draw:line draw:style-name="gr4" draw:text-style-name="P1" draw:layer="layout" svg:x1="3cm" svg:y1="1cm" svg:x2="3cm" svg:y2="6cm">
            <text:p/>
          </draw:line>
          <draw:line draw:style-name="gr5" draw:text-style-name="P1" draw:layer="layout" svg:x1="3.1cm" svg:y1="1cm" svg:x2="3.1cm" svg:y2="6cm">
            <text:p/>
          </draw:line>
          <draw:line draw:style-name="gr5" draw:text-style-name="P1" draw:layer="layout" svg:x1="3.2cm" svg:y1="1cm" svg:x2="3.2cm" svg:y2="6cm">
            <text:p/>
          </draw:line>
          <draw:line draw:style-name="gr5" draw:text-style-name="P1" draw:layer="layout" svg:x1="3.3cm" svg:y1="1cm" svg:x2="3.3cm" svg:y2="6cm">
            <text:p/>
          </draw:line>
          <draw:line draw:style-name="gr5" draw:text-style-name="P1" draw:layer="layout" svg:x1="3.4cm" svg:y1="1cm" svg:x2="3.4cm" svg:y2="6cm">
            <text:p/>
          </draw:line>
          <draw:line draw:style-name="gr6" draw:text-style-name="P1" draw:layer="layout" svg:x1="3.5cm" svg:y1="1cm" svg:x2="3.5cm" svg:y2="6cm">
            <text:p/>
          </draw:line>
          <draw:line draw:style-name="gr5" draw:text-style-name="P1" draw:layer="layout" svg:x1="3.6cm" svg:y1="1cm" svg:x2="3.6cm" svg:y2="6cm">
            <text:p/>
          </draw:line>
          <draw:line draw:style-name="gr5" draw:text-style-name="P1" draw:layer="layout" svg:x1="3.7cm" svg:y1="1cm" svg:x2="3.7cm" svg:y2="6cm">
            <text:p/>
          </draw:line>
          <draw:line draw:style-name="gr5" draw:text-style-name="P1" draw:layer="layout" svg:x1="3.8cm" svg:y1="1cm" svg:x2="3.8cm" svg:y2="6cm">
            <text:p/>
          </draw:line>
          <draw:line draw:style-name="gr5" draw:text-style-name="P1" draw:layer="layout" svg:x1="3.9cm" svg:y1="1cm" svg:x2="3.9cm" svg:y2="6cm">
            <text:p/>
          </draw:line>
          <draw:line draw:style-name="gr4" draw:text-style-name="P1" draw:layer="layout" svg:x1="4cm" svg:y1="1cm" svg:x2="4cm" svg:y2="6cm">
            <text:p/>
          </draw:line>
          <draw:line draw:style-name="gr5" draw:text-style-name="P1" draw:layer="layout" svg:x1="4.1cm" svg:y1="1cm" svg:x2="4.1cm" svg:y2="6cm">
            <text:p/>
          </draw:line>
          <draw:line draw:style-name="gr5" draw:text-style-name="P1" draw:layer="layout" svg:x1="4.2cm" svg:y1="1cm" svg:x2="4.2cm" svg:y2="6cm">
            <text:p/>
          </draw:line>
          <draw:line draw:style-name="gr5" draw:text-style-name="P1" draw:layer="layout" svg:x1="4.3cm" svg:y1="1cm" svg:x2="4.3cm" svg:y2="6cm">
            <text:p/>
          </draw:line>
          <draw:line draw:style-name="gr5" draw:text-style-name="P1" draw:layer="layout" svg:x1="4.4cm" svg:y1="1cm" svg:x2="4.4cm" svg:y2="6cm">
            <text:p/>
          </draw:line>
          <draw:line draw:style-name="gr6" draw:text-style-name="P1" draw:layer="layout" svg:x1="4.5cm" svg:y1="1cm" svg:x2="4.5cm" svg:y2="6cm">
            <text:p/>
          </draw:line>
          <draw:line draw:style-name="gr5" draw:text-style-name="P1" draw:layer="layout" svg:x1="4.6cm" svg:y1="1cm" svg:x2="4.6cm" svg:y2="6cm">
            <text:p/>
          </draw:line>
          <draw:line draw:style-name="gr5" draw:text-style-name="P1" draw:layer="layout" svg:x1="4.7cm" svg:y1="1cm" svg:x2="4.7cm" svg:y2="6cm">
            <text:p/>
          </draw:line>
          <draw:line draw:style-name="gr5" draw:text-style-name="P1" draw:layer="layout" svg:x1="4.8cm" svg:y1="1cm" svg:x2="4.8cm" svg:y2="6cm">
            <text:p/>
          </draw:line>
          <draw:line draw:style-name="gr5" draw:text-style-name="P1" draw:layer="layout" svg:x1="4.9cm" svg:y1="1cm" svg:x2="4.9cm" svg:y2="6cm">
            <text:p/>
          </draw:line>
          <draw:line draw:style-name="gr4" draw:text-style-name="P1" draw:layer="layout" svg:x1="5cm" svg:y1="1cm" svg:x2="5cm" svg:y2="6cm">
            <text:p/>
          </draw:line>
          <draw:line draw:style-name="gr5" draw:text-style-name="P1" draw:layer="layout" svg:x1="5.1cm" svg:y1="1cm" svg:x2="5.1cm" svg:y2="6cm">
            <text:p/>
          </draw:line>
          <draw:line draw:style-name="gr5" draw:text-style-name="P1" draw:layer="layout" svg:x1="5.2cm" svg:y1="1cm" svg:x2="5.2cm" svg:y2="6cm">
            <text:p/>
          </draw:line>
          <draw:line draw:style-name="gr5" draw:text-style-name="P1" draw:layer="layout" svg:x1="5.3cm" svg:y1="1cm" svg:x2="5.3cm" svg:y2="6cm">
            <text:p/>
          </draw:line>
          <draw:line draw:style-name="gr5" draw:text-style-name="P1" draw:layer="layout" svg:x1="5.4cm" svg:y1="1cm" svg:x2="5.4cm" svg:y2="6cm">
            <text:p/>
          </draw:line>
          <draw:line draw:style-name="gr6" draw:text-style-name="P1" draw:layer="layout" svg:x1="5.5cm" svg:y1="1cm" svg:x2="5.5cm" svg:y2="6cm">
            <text:p/>
          </draw:line>
          <draw:line draw:style-name="gr5" draw:text-style-name="P1" draw:layer="layout" svg:x1="5.6cm" svg:y1="1cm" svg:x2="5.6cm" svg:y2="6cm">
            <text:p/>
          </draw:line>
          <draw:line draw:style-name="gr5" draw:text-style-name="P1" draw:layer="layout" svg:x1="5.7cm" svg:y1="1cm" svg:x2="5.7cm" svg:y2="6cm">
            <text:p/>
          </draw:line>
          <draw:line draw:style-name="gr5" draw:text-style-name="P1" draw:layer="layout" svg:x1="5.8cm" svg:y1="1cm" svg:x2="5.8cm" svg:y2="6cm">
            <text:p/>
          </draw:line>
          <draw:line draw:style-name="gr5" draw:text-style-name="P1" draw:layer="layout" svg:x1="5.9cm" svg:y1="1cm" svg:x2="5.9cm" svg:y2="6cm">
            <text:p/>
          </draw:line>
          <draw:line draw:style-name="gr4" draw:text-style-name="P1" draw:layer="layout" svg:x1="6cm" svg:y1="1cm" svg:x2="6cm" svg:y2="6cm">
            <text:p/>
          </draw:line>
          <draw:line draw:style-name="gr4" draw:text-style-name="P1" draw:layer="layout" svg:x1="1cm" svg:y1="1cm" svg:x2="6cm" svg:y2="1cm">
            <text:p/>
          </draw:line>
          <draw:line draw:style-name="gr5" draw:text-style-name="P1" draw:layer="layout" svg:x1="1cm" svg:y1="1.1cm" svg:x2="6cm" svg:y2="1.1cm">
            <text:p/>
          </draw:line>
          <draw:line draw:style-name="gr5" draw:text-style-name="P1" draw:layer="layout" svg:x1="1cm" svg:y1="1.2cm" svg:x2="6cm" svg:y2="1.2cm">
            <text:p/>
          </draw:line>
          <draw:line draw:style-name="gr5" draw:text-style-name="P1" draw:layer="layout" svg:x1="1cm" svg:y1="1.3cm" svg:x2="6cm" svg:y2="1.3cm">
            <text:p/>
          </draw:line>
          <draw:line draw:style-name="gr5" draw:text-style-name="P1" draw:layer="layout" svg:x1="1cm" svg:y1="1.4cm" svg:x2="6cm" svg:y2="1.4cm">
            <text:p/>
          </draw:line>
          <draw:line draw:style-name="gr6" draw:text-style-name="P1" draw:layer="layout" svg:x1="1cm" svg:y1="1.5cm" svg:x2="6cm" svg:y2="1.5cm">
            <text:p/>
          </draw:line>
          <draw:line draw:style-name="gr5" draw:text-style-name="P1" draw:layer="layout" svg:x1="1cm" svg:y1="1.6cm" svg:x2="6cm" svg:y2="1.6cm">
            <text:p/>
          </draw:line>
          <draw:line draw:style-name="gr5" draw:text-style-name="P1" draw:layer="layout" svg:x1="1cm" svg:y1="1.7cm" svg:x2="6cm" svg:y2="1.7cm">
            <text:p/>
          </draw:line>
          <draw:line draw:style-name="gr5" draw:text-style-name="P1" draw:layer="layout" svg:x1="1cm" svg:y1="1.8cm" svg:x2="6cm" svg:y2="1.8cm">
            <text:p/>
          </draw:line>
          <draw:line draw:style-name="gr5" draw:text-style-name="P1" draw:layer="layout" svg:x1="1cm" svg:y1="1.9cm" svg:x2="6cm" svg:y2="1.9cm">
            <text:p/>
          </draw:line>
          <draw:line draw:style-name="gr4" draw:text-style-name="P1" draw:layer="layout" svg:x1="1cm" svg:y1="2cm" svg:x2="6cm" svg:y2="2cm">
            <text:p/>
          </draw:line>
          <draw:line draw:style-name="gr5" draw:text-style-name="P1" draw:layer="layout" svg:x1="1cm" svg:y1="2.1cm" svg:x2="6cm" svg:y2="2.1cm">
            <text:p/>
          </draw:line>
          <draw:line draw:style-name="gr5" draw:text-style-name="P1" draw:layer="layout" svg:x1="1cm" svg:y1="2.2cm" svg:x2="6cm" svg:y2="2.2cm">
            <text:p/>
          </draw:line>
          <draw:line draw:style-name="gr5" draw:text-style-name="P1" draw:layer="layout" svg:x1="1cm" svg:y1="2.3cm" svg:x2="6cm" svg:y2="2.3cm">
            <text:p/>
          </draw:line>
          <draw:line draw:style-name="gr5" draw:text-style-name="P1" draw:layer="layout" svg:x1="1cm" svg:y1="2.4cm" svg:x2="6cm" svg:y2="2.4cm">
            <text:p/>
          </draw:line>
          <draw:line draw:style-name="gr6" draw:text-style-name="P1" draw:layer="layout" svg:x1="1cm" svg:y1="2.5cm" svg:x2="6cm" svg:y2="2.5cm">
            <text:p/>
          </draw:line>
          <draw:line draw:style-name="gr5" draw:text-style-name="P1" draw:layer="layout" svg:x1="1cm" svg:y1="2.6cm" svg:x2="6cm" svg:y2="2.6cm">
            <text:p/>
          </draw:line>
          <draw:line draw:style-name="gr5" draw:text-style-name="P1" draw:layer="layout" svg:x1="1cm" svg:y1="2.7cm" svg:x2="6cm" svg:y2="2.7cm">
            <text:p/>
          </draw:line>
          <draw:line draw:style-name="gr5" draw:text-style-name="P1" draw:layer="layout" svg:x1="1cm" svg:y1="2.8cm" svg:x2="6cm" svg:y2="2.8cm">
            <text:p/>
          </draw:line>
          <draw:line draw:style-name="gr5" draw:text-style-name="P1" draw:layer="layout" svg:x1="1cm" svg:y1="2.9cm" svg:x2="6cm" svg:y2="2.9cm">
            <text:p/>
          </draw:line>
          <draw:line draw:style-name="gr4" draw:text-style-name="P1" draw:layer="layout" svg:x1="1cm" svg:y1="3cm" svg:x2="6cm" svg:y2="3cm">
            <text:p/>
          </draw:line>
          <draw:line draw:style-name="gr5" draw:text-style-name="P1" draw:layer="layout" svg:x1="1cm" svg:y1="3.1cm" svg:x2="6cm" svg:y2="3.1cm">
            <text:p/>
          </draw:line>
          <draw:line draw:style-name="gr5" draw:text-style-name="P1" draw:layer="layout" svg:x1="1cm" svg:y1="3.2cm" svg:x2="6cm" svg:y2="3.2cm">
            <text:p/>
          </draw:line>
          <draw:line draw:style-name="gr5" draw:text-style-name="P1" draw:layer="layout" svg:x1="1cm" svg:y1="3.3cm" svg:x2="6cm" svg:y2="3.3cm">
            <text:p/>
          </draw:line>
          <draw:line draw:style-name="gr5" draw:text-style-name="P1" draw:layer="layout" svg:x1="1cm" svg:y1="3.4cm" svg:x2="6cm" svg:y2="3.4cm">
            <text:p/>
          </draw:line>
          <draw:line draw:style-name="gr6" draw:text-style-name="P1" draw:layer="layout" svg:x1="1cm" svg:y1="3.5cm" svg:x2="6cm" svg:y2="3.5cm">
            <text:p/>
          </draw:line>
          <draw:line draw:style-name="gr5" draw:text-style-name="P1" draw:layer="layout" svg:x1="1cm" svg:y1="3.6cm" svg:x2="6cm" svg:y2="3.6cm">
            <text:p/>
          </draw:line>
          <draw:line draw:style-name="gr5" draw:text-style-name="P1" draw:layer="layout" svg:x1="1cm" svg:y1="3.7cm" svg:x2="6cm" svg:y2="3.7cm">
            <text:p/>
          </draw:line>
          <draw:line draw:style-name="gr5" draw:text-style-name="P1" draw:layer="layout" svg:x1="1cm" svg:y1="3.8cm" svg:x2="6cm" svg:y2="3.8cm">
            <text:p/>
          </draw:line>
          <draw:line draw:style-name="gr5" draw:text-style-name="P1" draw:layer="layout" svg:x1="1cm" svg:y1="3.9cm" svg:x2="6cm" svg:y2="3.9cm">
            <text:p/>
          </draw:line>
          <draw:line draw:style-name="gr4" draw:text-style-name="P1" draw:layer="layout" svg:x1="1cm" svg:y1="4cm" svg:x2="6cm" svg:y2="4cm">
            <text:p/>
          </draw:line>
          <draw:line draw:style-name="gr5" draw:text-style-name="P1" draw:layer="layout" svg:x1="1cm" svg:y1="4.1cm" svg:x2="6cm" svg:y2="4.1cm">
            <text:p/>
          </draw:line>
          <draw:line draw:style-name="gr5" draw:text-style-name="P1" draw:layer="layout" svg:x1="1cm" svg:y1="4.2cm" svg:x2="6cm" svg:y2="4.2cm">
            <text:p/>
          </draw:line>
          <draw:line draw:style-name="gr5" draw:text-style-name="P1" draw:layer="layout" svg:x1="1cm" svg:y1="4.3cm" svg:x2="6cm" svg:y2="4.3cm">
            <text:p/>
          </draw:line>
          <draw:line draw:style-name="gr5" draw:text-style-name="P1" draw:layer="layout" svg:x1="1cm" svg:y1="4.4cm" svg:x2="6cm" svg:y2="4.4cm">
            <text:p/>
          </draw:line>
          <draw:line draw:style-name="gr6" draw:text-style-name="P1" draw:layer="layout" svg:x1="1cm" svg:y1="4.5cm" svg:x2="6cm" svg:y2="4.5cm">
            <text:p/>
          </draw:line>
          <draw:line draw:style-name="gr5" draw:text-style-name="P1" draw:layer="layout" svg:x1="1cm" svg:y1="4.6cm" svg:x2="6cm" svg:y2="4.6cm">
            <text:p/>
          </draw:line>
          <draw:line draw:style-name="gr5" draw:text-style-name="P1" draw:layer="layout" svg:x1="1cm" svg:y1="4.7cm" svg:x2="6cm" svg:y2="4.7cm">
            <text:p/>
          </draw:line>
          <draw:line draw:style-name="gr5" draw:text-style-name="P1" draw:layer="layout" svg:x1="1cm" svg:y1="4.8cm" svg:x2="6cm" svg:y2="4.8cm">
            <text:p/>
          </draw:line>
          <draw:line draw:style-name="gr5" draw:text-style-name="P1" draw:layer="layout" svg:x1="1cm" svg:y1="4.9cm" svg:x2="6cm" svg:y2="4.9cm">
            <text:p/>
          </draw:line>
          <draw:line draw:style-name="gr4" draw:text-style-name="P1" draw:layer="layout" svg:x1="1cm" svg:y1="5cm" svg:x2="6cm" svg:y2="5cm">
            <text:p/>
          </draw:line>
          <draw:line draw:style-name="gr5" draw:text-style-name="P1" draw:layer="layout" svg:x1="1cm" svg:y1="5.1cm" svg:x2="6cm" svg:y2="5.1cm">
            <text:p/>
          </draw:line>
          <draw:line draw:style-name="gr5" draw:text-style-name="P1" draw:layer="layout" svg:x1="1cm" svg:y1="5.2cm" svg:x2="6cm" svg:y2="5.2cm">
            <text:p/>
          </draw:line>
          <draw:line draw:style-name="gr5" draw:text-style-name="P1" draw:layer="layout" svg:x1="1cm" svg:y1="5.3cm" svg:x2="6cm" svg:y2="5.3cm">
            <text:p/>
          </draw:line>
          <draw:line draw:style-name="gr5" draw:text-style-name="P1" draw:layer="layout" svg:x1="1cm" svg:y1="5.4cm" svg:x2="6cm" svg:y2="5.4cm">
            <text:p/>
          </draw:line>
          <draw:line draw:style-name="gr6" draw:text-style-name="P1" draw:layer="layout" svg:x1="1cm" svg:y1="5.5cm" svg:x2="6cm" svg:y2="5.5cm">
            <text:p/>
          </draw:line>
          <draw:line draw:style-name="gr5" draw:text-style-name="P1" draw:layer="layout" svg:x1="1cm" svg:y1="5.6cm" svg:x2="6cm" svg:y2="5.6cm">
            <text:p/>
          </draw:line>
          <draw:line draw:style-name="gr5" draw:text-style-name="P1" draw:layer="layout" svg:x1="1cm" svg:y1="5.7cm" svg:x2="6cm" svg:y2="5.7cm">
            <text:p/>
          </draw:line>
          <draw:line draw:style-name="gr5" draw:text-style-name="P1" draw:layer="layout" svg:x1="1cm" svg:y1="5.8cm" svg:x2="6cm" svg:y2="5.8cm">
            <text:p/>
          </draw:line>
          <draw:line draw:style-name="gr5" draw:text-style-name="P1" draw:layer="layout" svg:x1="1cm" svg:y1="5.9cm" svg:x2="6cm" svg:y2="5.9cm">
            <text:p/>
          </draw:line>
          <draw:line draw:style-name="gr4" draw:text-style-name="P1" draw:layer="layout" svg:x1="1cm" svg:y1="6cm" svg:x2="6cm" svg:y2="6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Exemple" style:family="graphic">
      <style:paragraph-properties style:text-autospace="none"/>
      <style:text-properties fo:font-family="'Courier New'" style:font-family-generic="roman" style:font-pitch="fixed" fo:font-size="21.2000007629395pt" fo:language="zxx" fo:country="none" style:font-size-asian="21.2000007629395pt" style:language-asian="zxx" style:country-asian="none" style:font-size-complex="21.2000007629395pt"/>
    </style:style>
    <style:style style:name="Lien_20_Internet" style:display-name="Lien Internet" style:family="graphic">
      <style:paragraph-properties style:text-autospace="none"/>
      <style:text-properties fo:color="#000080" fo:font-size="21.2000007629395pt" fo:language="zxx" fo:country="none" style:text-underline-style="solid" style:text-underline-width="auto" style:text-underline-color="font-color" style:font-size-asian="21.2000007629395pt" style:language-asian="zxx" style:country-asian="none" style:font-size-complex="21.2000007629395pt"/>
    </style:style>
  </office:styles>
  <office:automatic-styles>
    <style:page-layout style:name="PM0">
      <style:page-layout-properties fo:margin-top="1cm" fo:margin-bottom="2cm" fo:margin-left="1cm" fo:margin-right="1cm" fo:page-width="20.9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 LibreOffice_project/360m1$Build-2</meta:generator>
    <dc:title>milifred3 pour OpenOffice</dc:title>
    <dc:description>======= Modifications depuis la version 2 =============

-  Licence et aide déplacées dans des boites de dialogue
   (le fichier .sxd ne contient plus qu'une feuille)
-  Police  Bitstream Vera Sans  dans  les zones d'affichage.
-  Déplacement vers lib Standard
-  Choix possible de 3 jeux de couleurs
-  Choix possible d'une marge blanche autour du papier 
      allant de 0 à 10 mm

</dc:description>
    <dc:subject>Tracé de papiers millimétrés semi-log et log-log</dc:subject>
    <meta:creation-date>2005-10-09T22:34:07</meta:creation-date>
    <dc:date>2005-10-17T21:52:38</dc:date>
    <meta:print-date>2005-10-10T22:06:52</meta:print-date>
    <meta:keyword>papier millimétré</meta:keyword>
    <meta:keyword>logarithmique</meta:keyword>
    <meta:keyword>semi-log</meta:keyword>
    <meta:keyword>échelles log</meta:keyword>
    <dc:language>fr-FR</dc:language>
    <meta:editing-cycles>0</meta:editing-cycles>
    <meta:editing-duration>PT0S</meta:editing-duration>
    <meta:document-statistic meta:object-count="207"/>
    <meta:user-defined meta:name="Info 1"/>
    <meta:user-defined meta:name="Info 2"/>
    <meta:user-defined meta:name="Info 3"/>
    <meta:user-defined meta:name="Info 4"/>
  </office:meta>
</office:document-meta>
</file>

<file path=Basic/Standard/Modulmf.xml><?xml version="1.0" encoding="utf-8"?>
<!DOCTYPE module  PUBLIC '-//OpenOffice.org//DTD OfficeDocument 1.0//EN'  'module.dtd'>
<script:module xmlns:script="http://openoffice.org/2000/script" script:name="Modulmf" script:language="StarBasic">REM   ------------------------------------------------------
REM   Conception    : frederic.diaz@ac-besancon.fr jan 2005
REM   Groupement des objets : lgodard@indesko.com jan 2005
REM   ------------------------------------------------------

Dim Largeur As Integer 		' largeur du graphique quel que soit son type
Dim Hauteur As Integer 		' hauteur du graphique quel que soit son type
Dim t As Integer 		' type de papier lin  t=1 millimetré ; t=2 2mm ; t=5 5mm 
Dim margemm As Integer 'marge blanche exprimée en mm autour du tracé
Dim NbDecadX As Integer 'nombre de décades en abscisses
Dim NbDecadY As Integer 'nombre de décades en ordonnées

' Epaisseurs des traits en centiemes de mm
Dim LinGros, LinMoyen, LinFin, LogGros, LogFin As Integer
' Parametres RGB des traits  lin
Dim ligR, ligG, ligB, limR, limG, limB, lifR, lifG, lifB As Integer
' Parametres RGB des traits log
Dim logR, logG, logB, lofR, lofG, lofB As Integer



Dim MonDocument As Object
Dim MaForme As Object
Dim UnePage As Object
Dim CoordPt(1) As New com.sun.star.awt.Point
'Le nom d'objet et les 4 champs de la boite de dialogue Dialogmf
Dim boite,abscisse,ordonnee,larg,haut  as object
'Le nom d'objet et les 5 champs de la boite de dialogue Optionsmf
Dim boitopt,grolin,moylin,finlin,grolog,finlog,coultrac,marge as object
Dim boitapropo, boitaide as object

'Collection groupant les elements graphiques
Dim leGroupe

'---------------------
Sub Main
	DialogLibraries.LoadLibrary("Standard")
	
	boite=CreateUnoDialog(DialogLibraries.Standard.Dialogmf)
	boitopt=CreateUnoDialog(DialogLibraries.Standard.Optionsmf)
	boitapropo=CreateUnoDialog(DialogLibraries.Standard.Aproposdemf)
	boitaide=CreateUnoDialog(DialogLibraries.Standard.Aidemf)
    
    ' Valeurs par défaut. modif =&gt; retoucher les valeurs dans Optionsmf.     
	LinGros=30 : LinMoyen=15 : 	LinFin=7 : 	LogGros=30 : LogFin=7 
	ligR=0 : ligG=0 : ligB=0 : limR=0 : limG=0 : limB=0 : lifR=0 : lifG=0 : lifB=0
	logR=0 : logG=0 : logB=0 : lofR=0 : lofG=0 : lofB=0
		
	' On ouvre la boite Dialogmf
	boite.Execute()
End Sub
' -------------------------------------------------
Sub Aproposde
boitapropo.Execute()
boitapropo.EndExecute()
End Sub
' -------------------------------------------------
Sub Affichaide
boitaide.Execute()
boitaide.EndExecute()
End Sub
' -------------------------------------------------
Sub Tracer
' Récupération des valeurs de la boite
abscisse=boite.getcontrol("abscisse")
ordonnee=boite.getcontrol("ordonnee")
' couleur du tracé (dans boite options)
coultrac=boitopt.getcontrol("coultrac")


Largeur=boite.getcontrol("larg").getvalue()
Hauteur=boite.getcontrol("haut").getvalue()

'On referme la boite Dialogmf
boite.EndExecute()

'Creation de la collection pour le groupage
leGroupe = createUnoService("com.sun.star.drawing.ShapeCollection")

' paramétrage des différentes couleurs possibles
Select case coultrac.text
	
	Case "Monochrome noir"
	ligR=0 : ligG=0 : ligB=0
	limR=0 : limG=0 : limB=0
	lifR=0 : lifG=0 : lifB=0
	logR=0 : logG=0 : logB=0
	lofR=0 : lofG=0 : lofB=0
	
	Case "Bleu et cyan"
	ligR=0 : ligG=0   : ligB=255
	limR=0 : limG=128 : limB=255
	lifR=0 : lifG=255 : lifB=255
	logR=0 : logG=0   : logB=255
	lofR=0 : lofG=255 : lofB=255
	
	Case "Brun et sable" 
    ligR=100 : ligG=50  : ligB=0
    limR=150 : limG=100 : limB=37
    lifR=200 : lifG=150 : lifB=75
	logR=100 : logG=50  : logB=0
	lofR=200 : lofG=150 : lofB=75

End Select



'================================================
'Tracé des traits de marge en blanc si margemm&lt;&gt;0
if margemm &gt; 0 then


'Trait blanc au dessus
MonDocument = ThisComponent
' Conserver le nom "Graphique" à la page de dessin
UnePage = MonDocument.DrawPages.getByName("Graphique")
MaForme = MonDocument.createInstance("com.sun.star.drawing.LineShape")
CoordPt(0).X = 1000-(margemm*100)
CoordPt(0).Y = 1000-(margemm*100)
CoordPt(1).X = (Largeur+1)*1000+(margemm*100) 
CoordPt(1).Y = 1000-(margemm*100)
MaForme.LineWidth = 1              
MaForme.LineColor = RGB(255, 255, 255)
UnePage.add(MaForme)
MaForme.PolyPolygon = Array(CoordPt())
leGroupe.add(MaForme)
'Trait blanc en bas
MonDocument = ThisComponent
UnePage = MonDocument.DrawPages.getByName("Graphique")
MaForme = MonDocument.createInstance("com.sun.star.drawing.LineShape")
CoordPt(0).X = 1000-(margemm*100)
CoordPt(0).Y = (Hauteur+1)*1000+(margemm*100)
CoordPt(1).X = (Largeur+1)*1000+(margemm*100) 
CoordPt(1).Y = (Hauteur+1)*1000+(margemm*100)
MaForme.LineWidth = 1              
MaForme.LineColor = RGB(255, 255, 255)
UnePage.add(MaForme)
MaForme.PolyPolygon = Array(CoordPt())
leGroupe.add(MaForme)
'Trait blanc à gauche
MonDocument = ThisComponent
UnePage = MonDocument.DrawPages.getByName("Graphique")
MaForme = MonDocument.createInstance("com.sun.star.drawing.LineShape")
CoordPt(0).X = 1000-(margemm*100)
CoordPt(0).Y = 1000-(margemm*100)
CoordPt(1).X = 1000-(margemm*100) 
CoordPt(1).Y = (Hauteur+1)*1000+(margemm*100)
MaForme.LineWidth = 1              
MaForme.LineColor = RGB(255, 255, 255)
UnePage.add(MaForme)
MaForme.PolyPolygon = Array(CoordPt())
leGroupe.add(MaForme)
'Trait blanc à droite
MonDocument = ThisComponent
UnePage = MonDocument.DrawPages.getByName("Graphique")
MaForme = MonDocument.createInstance("com.sun.star.drawing.LineShape")
CoordPt(0).X = (Largeur+1)*1000+(margemm*100)
CoordPt(0).Y = 1000-(margemm*100)
CoordPt(1).X = (Largeur+1)*1000+(margemm*100) 
CoordPt(1).Y = (Hauteur+1)*1000+(margemm*100)
MaForme.LineWidth = 1              
MaForme.LineColor = RGB(255, 255, 255)
UnePage.add(MaForme)
MaForme.PolyPolygon = Array(CoordPt())
leGroupe.add(MaForme)

endif
'===========Fin du tracé des marges =================

Select Case abscisse.text
		Case "millimétré"
		t = 1
		EchLinX
		
		Case "2 mm"
		t = 2
		EchLinX
		
		Case "5 mm"
		t = 5
		EchLinX
		
		Case "log 1 décade"
		NbDecadX = 1
		EchLogX
		
		Case "log 2 décades"
		NbDecadX = 2
		EchLogX
		
		Case "log 3 décades"
		NbDecadX = 3
		EchLogX
		
		Case "log 4 décades"
		NbDecadX = 4
		EchLogX
		
		Case "log 5 décades"
		NbDecadX = 5
		EchLogX
		
		Case "log 6 décades"
		NbDecadX = 6
		EchLogX
		
		Case "log 7 décades"
		NbDecadX = 7
		EchLogX
End Select

Select Case ordonnee.text
		Case "millimétré"
		t = 1
		EchLinY
		
		Case "2 mm"
		t = 2
		EchLinY
		
		Case "5 mm"
		t = 5
		EchLinY
		
		Case "log 1 décade"
		NbDecadY = 1
		EchLogY
		
		Case "log 2 décades"
		NbDecadY = 2
		EchLogY
		
		Case "log 3 décades"
		NbDecadY = 3
		EchLogY
		
		Case "log 4 décades"
		NbDecadY = 4
		EchLogY
		
		Case "log 5 décades"
		NbDecadY = 5
		EchLogY
		
		Case "log 6 décades"
		NbDecadY = 6
		EchLogY
		
		Case "log 7 décades"
		NbDecadY = 7
		EchLogY
End Select

'Groupage effectif
MonDocument = ThisComponent
UnePage = MonDocument.DrawPages.getByName("Graphique")
UnePage.group(leGroupe)

End Sub
' fin du programme


'**********************************************************

Sub Annuler
	boite.EndExecute()
	end
End Sub 
' *********************************************************
Sub Epaisseurs
	boitopt.Execute()
	LinGros = boitopt.getcontrol("grolin").getvalue()
	LinMoyen = boitopt.getcontrol("moylin").getvalue()
	LinFin = boitopt.getcontrol("finlin").getvalue()
	LogGros = boitopt.getcontrol("grolog").getvalue()
	LogFin = boitopt.getcontrol("finlog").getvalue()
	margemm = boitopt.getcontrol("marge").getvalue()
	
	boitopt.EndExecute()
End Sub

' *********************************************************
' Tracé des traits verticaux
Sub EchLinX 

' variable d'incrémentation pour les lignes tracées
Dim i As Integer


MonDocument = ThisComponent
UnePage = MonDocument.DrawPages.getByName("Graphique")

' pas, en centièmes de mm, marge 1 cm
for i = 1000 to (Largeur + 1) * 1000  step 100*t
MaForme = MonDocument.createInstance("com.sun.star.drawing.LineShape")

' coordonnées du point origine 
' Position par rapport au coin sup gauche de la page en millièmes de cm
' marge = 1 cm entre le tracé et le bord de la feuille
CoordPt(0).X = i
CoordPt(0).Y = 1000

' coordonnées du point extremité
CoordPt(1).X = i 
CoordPt(1).Y = (Hauteur + 1)*1000

' Traits cm ? (principaux)
if int (i/1000) = i / 1000 then
MaForme.LineWidth = LinGros              
MaForme.LineColor = RGB(ligR, ligG, ligB)
else
	' Traits 5 mm ?(moyens)
	if int (i/500) = i / 500 then
	MaForme.LineWidth = LinMoyen         
	MaForme.LineColor = RGB(limR, limG, limB)
	else
	' Traits fins
	MaForme.LineWidth = LinFin         
	MaForme.LineColor = RGB(lifR, lifG, lifB)
	
	endif
endif

UnePage.add(MaForme)
MaForme.PolyPolygon = Array(CoordPt())

'Ajout au groupe
leGroupe.add(MaForme)

next i


End Sub

' ***********************************************************************

' Tracé des traits horizontaux
Sub EchLinY 

Dim i As Integer

MonDocument = ThisComponent

UnePage = MonDocument.DrawPages.getByName("Graphique")


for i = 1000 to (Hauteur + 1) * 1000  step 100*t

MaForme = MonDocument.createInstance("com.sun.star.drawing.LineShape")
                                     
CoordPt(0).X = 1000
CoordPt(0).Y = i

CoordPt(1).X = (Largeur + 1)*1000
CoordPt(1).Y = i

if int (i/1000) = i / 1000 then 
MaForme.LineWidth = LinGros
MaForme.LineColor = RGB(ligR, ligG, ligB)
else
	if int (i/500) = i / 500 then
	MaForme.LineWidth = LinMoyen
	MaForme.LineColor = RGB(limR, limG, limB)
	else
	MaForme.LineWidth = LinFin
	MaForme.LineColor = RGB(lifR, lifG, lifB)
	endif
endif

UnePage.add(MaForme)
MaForme.PolyPolygon = Array(CoordPt())

'Ajout au groupe
leGroupe.add(MaForme)

next i


End Sub

' ******************************************************************

Sub EchLogX ' tracé des traits verticaux

rem  Dans le cas de plusieurs modules (décades),
rem  il y aura recouvrement entre le dernier trait
rem  d'un module  et le premier trait du module suivant.
rem  aucun test installé, pour ne pas ralentir le programme.

' variable d'incrémentation pour l'abscisse
' théorique (1-10) des lignes tracées
Dim i As Integer

MonDocument = ThisComponent

'Conserver ce nom à la page
UnePage = MonDocument.DrawPages.getByName("Graphique")
'largeur d'une décade en cm
ldecadx =Largeur/ NbDecadX
MaForme = MonDocument.createInstance("com.sun.star.drawing.LineShape")
                               
for i = 1 to  NbDecadX
    'a = nombres correspondants aux graduations de base d'une décade
	for a = 1 to 10
		MonDocument = ThisComponent
		UnePage = MonDocument.DrawPages.getByName("Graphique")
		MaForme = MonDocument.createInstance("com.sun.star.drawing.LineShape")
   		'pour transformer un ln base e en log base 10
   		'et prendre en compte le nombre de décades
   		CoordPt(0).X = 1000 + 1000*ldecadx*(log(a))/log(10) + (i-1)*1000*ldecadx               
   		CoordPt(0).Y = 1000
   		' coordonnées du point extremité
   		CoordPt(1).X =  CoordPt(0).X
   		CoordPt(1).Y = (Hauteur + 1)*1000
   		'Traits principaux
   		MaForme.LineWidth = LogGros           
   		MaForme.LineColor = RGB(logR, logG, logB)
   		UnePage.add(MaForme)
   		MaForme.PolyPolygon = Array(CoordPt())
		'Ajout au groupe
		leGroupe.add(MaForme)
	next a

	for a = 1.2 to 1.8 step 0.2
		MonDocument = ThisComponent
		UnePage = MonDocument.DrawPages.getByName("Graphique")
		MaForme = MonDocument.createInstance("com.sun.star.drawing.LineShape")
   	    CoordPt(0).X = 1000 + 1000*ldecadx*(log(a))/log(10) + (i-1)*1000*ldecadx               
   		CoordPt(0).Y = 1000
   		CoordPt(1).X =  CoordPt(0).X
   		CoordPt(1).Y = (Hauteur + 1)*1000
   		MaForme.LineWidth = LogFin
   		MaForme.LineColor = RGB(lofR, lofG, lofB)
   		UnePage.add(MaForme)
   		MaForme.PolyPolygon = Array(CoordPt())
		'Ajout au groupe
		leGroupe.add(MaForme)
	next a    

    for a = 2.2 to 2.81 step 0.2
		MonDocument = ThisComponent
		UnePage = MonDocument.DrawPages.getByName("Graphique")
		MaForme = MonDocument.createInstance("com.sun.star.drawing.LineShape")
   		CoordPt(0).X = 1000 + 1000*ldecadx*(log(a))/log(10) + (i-1)*1000*ldecadx
   		CoordPt(0).Y = 1000
   		CoordPt(1).X =  CoordPt(0).X
   		CoordPt(1).Y = (Hauteur + 1)*1000
   		MaForme.LineWidth = LogFin
   		MaForme.LineColor = RGB(lofR, lofG, lofB)
   		UnePage.add(MaForme)
   		MaForme.PolyPolygon = Array(CoordPt())
		'Ajout au groupe
		leGroupe.add(MaForme)
	next a 

    for a = 3.5 to 6.5 step 1
		MonDocument = ThisComponent
		UnePage = MonDocument.DrawPages.getByName("Graphique")
		MaForme = MonDocument.createInstance("com.sun.star.drawing.LineShape")
   		CoordPt(0).X = 1000 + 1000*ldecadx*(log(a))/log(10) + (i-1)*1000*ldecadx
   		CoordPt(0).Y = 1000
   		CoordPt(1).X =  CoordPt(0).X
   		CoordPt(1).Y = (Hauteur + 1)*1000
   		MaForme.LineWidth = LogFin
   		MaForme.LineColor = RGB(lofR, lofG, lofB)
   		UnePage.add(MaForme)
   		MaForme.PolyPolygon = Array(CoordPt())
		'Ajout au groupe
		leGroupe.add(MaForme)
	next a
	
next i


End Sub

' ******************************************************************
 ' tracé des traits horizontaux
Sub EchLogY
' variable d'incrémentation pour l'ordonnée
' théorique (1-10) des lignes tracées
Dim i As Integer

MonDocument = ThisComponent

UnePage = MonDocument.DrawPages.getByName("Graphique")
'hauteur d'une décade en cm
ldecady = Hauteur / NbDecadY
MaForme = MonDocument.createInstance("com.sun.star.drawing.LineShape")
                               
for i = 1 to  NbDecadY
	for a = 1 to 10
		MonDocument = ThisComponent
		UnePage = MonDocument.DrawPages.getByName("Graphique")
		MaForme = MonDocument.createInstance("com.sun.star.drawing.LineShape")
   		CoordPt(0).X = 1000
   		CoordPt(0).Y = 1000 + 1000*ldecady*(log(10/a))/log(10) + (i-1)*1000*ldecady
   		CoordPt(1).X = (Largeur + 1)*1000  
   		CoordPt(1).Y = CoordPt(0).Y
   		MaForme.LineWidth = LogGros            
   		MaForme.LineColor = RGB(logR, logG, logB)
   		UnePage.add(MaForme)
   		MaForme.PolyPolygon = Array(CoordPt())
		'Ajout au groupe
		leGroupe.add(MaForme)
	next a

	for a = 1.2 to 1.8 step 0.2
		MonDocument = ThisComponent
		UnePage = MonDocument.DrawPages.getByName("Graphique")
		MaForme = MonDocument.createInstance("com.sun.star.drawing.LineShape")
   		CoordPt(0).X = 1000                
   		CoordPt(0).Y = 1000 + 1000*ldecady*(log(10/a))/log(10) + (i-1)*1000*ldecady
   		CoordPt(1).X = (Largeur + 1)*1000                
   		CoordPt(1).Y = CoordPt(0).Y
   		MaForme.LineWidth = LogFin            
   		MaForme.LineColor = RGB(lofR, lofG, lofB)   
   		UnePage.add(MaForme)
   		MaForme.PolyPolygon = Array(CoordPt())
		'Ajout au groupe
		leGroupe.add(MaForme)
	next a    

    for a = 2.2 to 2.81 step 0.2
		MonDocument = ThisComponent
		UnePage = MonDocument.DrawPages.getByName("Graphique")
		MaForme = MonDocument.createInstance("com.sun.star.drawing.LineShape")
   		CoordPt(0).X = 1000
   		CoordPt(0).Y = 1000 + 1000*ldecady*(log(10/a))/log(10) + (i-1)*1000*ldecady
   		CoordPt(1).X = (Largeur + 1)*1000
   		CoordPt(1).Y = CoordPt(0).Y
   		MaForme.LineWidth = LogFin
   		MaForme.LineColor = RGB(lofR, lofG, lofB)
   		UnePage.add(MaForme)
   		MaForme.PolyPolygon = Array(CoordPt())
		'Ajout au groupe
		leGroupe.add(MaForme)
	next a 

    for a = 3.5 to 6.5 step 1
		MonDocument = ThisComponent
		UnePage = MonDocument.DrawPages.getByName("Graphique")
		MaForme = MonDocument.createInstance("com.sun.star.drawing.LineShape")
   		CoordPt(0).X = 1000
   		CoordPt(0).Y = 1000 + 1000*ldecady*(log(10/a))/log(10) + (i-1)*1000*ldecady
   		CoordPt(1).X = (Largeur + 1)*1000
   		CoordPt(1).Y = CoordPt(0).Y
   		MaForme.LineWidth = LogFin
   		MaForme.LineColor = RGB(lofR, lofG, lofB)
   		UnePage.add(MaForme)
   		MaForme.PolyPolygon = Array(CoordPt())
		'Ajout au groupe
		leGroupe.add(MaForme)
	next a
	
next i


End Sub

' ********* Fin du listing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mf"/>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Aidemf.xml><?xml version="1.0" encoding="utf-8"?>
<!DOCTYPE window  PUBLIC '-//OpenOffice.org//DTD OfficeDocument 1.0//EN'  'dialog.dtd'>
<dlg:window xmlns:dlg="http://openoffice.org/2000/dialog" xmlns:script="http://openoffice.org/2000/script" dlg:id="Aidemf" dlg:left="70" dlg:top="17" dlg:width="284" dlg:height="250" dlg:closeable="true" dlg:moveable="true" dlg:title="   Aide de milifred3 ">
  <dlg:styles>
    <dlg:style dlg:style-id="0" dlg:background-color="0xe6e6e6" dlg:border="none" dlg:font-name="Bitstream Vera Sans" dlg:font-stylename="Roman" dlg:font-family="swiss"/>
    <dlg:style dlg:style-id="1" dlg:background-color="0xe6e6e6" dlg:border="none" dlg:font-name="Bitstream Vera Sans" dlg:font-height="9" dlg:font-stylename="Roman" dlg:font-family="swiss" dlg:font-weight="150"/>
    <dlg:style dlg:style-id="2" dlg:background-color="0xe6e6e6" dlg:border="none" dlg:font-name="Bitstream Vera Sans" dlg:font-stylename="Roman" dlg:font-family="swiss" dlg:font-slant="italic"/>
    <dlg:style dlg:style-id="3" dlg:background-color="0x94bd5e" dlg:font-name="Bitstream Vera Sans" dlg:font-stylename="Roman" dlg:font-family="swiss" dlg:font-weight="150"/>
  </dlg:styles>
  <dlg:bulletinboard>
    <dlg:textfield dlg:style-id="0" dlg:id="TextField1" dlg:tab-index="0" dlg:disabled="true" dlg:left="7" dlg:top="7" dlg:width="268" dlg:height="54" dlg:tabstop="false" dlg:multiline="true" dlg:value="milifred est un ensemble de macros destinées à produire du papier &#10;millimétré, 2 mm, 5 mm, semi-log ou log-log 1 à 7 décades,  dimensions au choix, en vue d'être collé dans un document.&#10; &#10;L'appel de la boite de dialogue se fait en cliquant sur le bouton  « Créer un papier »&#10;situé en bas de la feuille  « Graphique »&#10;Le papier s'affichera sur cette même  page. "/>
    <dlg:textfield dlg:style-id="0" dlg:id="TextField2" dlg:tab-index="1" dlg:disabled="true" dlg:left="8" dlg:top="180" dlg:width="268" dlg:height="35" dlg:tabstop="false" dlg:multiline="true" dlg:value="Bons travaux !&#10;&#10;frederic.diaz@ac-besancon.fr  &amp;  lgodard@indesko.com &#10; jan 2005  (version 2), oct 2005 (version 3)"/>
    <dlg:textfield dlg:style-id="1" dlg:id="TextField3" dlg:tab-index="2" dlg:disabled="true" dlg:left="7" dlg:top="61" dlg:width="268" dlg:height="69" dlg:tabstop="false" dlg:multiline="true" dlg:value="Utilisation :&#10;Une fois le papier tracé,&#10;cliquer gauche dessus pour le sélectionner (poignées vertes)&#10;Choisir Edition &gt; Copier (Ctrl C)&#10;Basculer dans le document .&#10;Format de collage conseillé :&#10;Édition &gt; Collage spécial &gt; OpenOffice.org dessin.&#10;Au besoin, cliquer droit sur le papier :  Ancrage &gt; Comme caractère&#10;"/>
    <dlg:textfield dlg:style-id="2" dlg:id="TextField4" dlg:tab-index="3" dlg:disabled="true" dlg:left="7" dlg:top="131" dlg:width="268" dlg:height="50" dlg:tabstop="false" dlg:multiline="true" dlg:value="&#10;L'option de marge périphérique est également utile pour éviter que lors de la copie, les traits périphériques de la zone millimétrée soient partiellement effacés (1 mm suffit)&#10;&#10;La couleur peut aussi être personnalisée, même une fois le papier collé dans le document ."/>
    <dlg:button dlg:style-id="3" dlg:id="CommandButton1" dlg:tab-index="4" dlg:left="95" dlg:top="220" dlg:width="95" dlg:height="13" dlg:tabstop="true" dlg:value="Retour aux options">
      <script:event script:event-name="on-performaction" script:location="document" script:macro-name="Standard.Modulmf.Affichaide" script:language="StarBasic"/>
    </dlg:button>
  </dlg:bulletinboard>
</dlg:window>
</file>

<file path=Dialogs/Standard/Aproposdemf.xml><?xml version="1.0" encoding="utf-8"?>
<!DOCTYPE window  PUBLIC '-//OpenOffice.org//DTD OfficeDocument 1.0//EN'  'dialog.dtd'>
<dlg:window xmlns:dlg="http://openoffice.org/2000/dialog" xmlns:script="http://openoffice.org/2000/script" dlg:id="Aproposdemf" dlg:left="65" dlg:top="17" dlg:width="262" dlg:height="207" dlg:closeable="true" dlg:moveable="true" dlg:title="   à propos de milifred3">
  <dlg:styles>
    <dlg:style dlg:style-id="0" dlg:background-color="0xe6e6e6" dlg:border="none"/>
    <dlg:style dlg:style-id="1" dlg:background-color="0x94bd5e" dlg:font-name="Bitstream Vera Sans" dlg:font-stylename="Roman" dlg:font-family="swiss" dlg:font-weight="150"/>
  </dlg:styles>
  <dlg:bulletinboard>
    <dlg:textfield dlg:style-id="0" dlg:id="TextField1" dlg:tab-index="0" dlg:disabled="true" dlg:left="5" dlg:top="5" dlg:width="251" dlg:height="162" dlg:tabstop="false" dlg:multiline="true" dlg:value="  &#10;Ce programme est libre, vous pouvez le redistribuer et/ou le modifier selon les termes de la Licence Publique Générale GNU « GNU-GPL » publiée par la Free Software Foundation (version 2 ou bien toute autre version ultérieure choisie par vous).&#10; &#10;Ce programme est distribué car potentiellement utile, mais SANS AUCUNE GARANTIE, ni explicite ni implicite, y compris les garanties de commercialisation ou d'adaptation dans un but spécifique.&#10;&#10;Reportez-vous à la Licence Publique Générale GNU pour plus de détails.&#10;&#10;Une copie de la Licence Publique Générale GNU peut être obtenue à la&#10;&#10;Free Software Foundation, Inc.          59 Temple Place, Suite 330           Boston  MA 02111-1307&#10;États-Unis. &#10;Elle est également consultable sur www.fsf.org&#10;&#10;&#10;La dernière version de ce programme est grâcieusement hébergée par le projet francophone sur son site http://fr.openoffice.org ,  rubrique Espace Documentation, Outils . &#10;&#10; "/>
    <dlg:button dlg:style-id="1" dlg:id="CommandButton1" dlg:tab-index="1" dlg:left="83" dlg:top="174" dlg:width="95" dlg:height="13" dlg:tabstop="true" dlg:value="Retour aux options">
      <script:event script:event-name="on-performaction" script:location="document" script:macro-name="Standard.Modulmf.Aproposde" script:language="StarBasic"/>
    </dlg:button>
  </dlg:bulletinboard>
</dlg:window>
</file>

<file path=Dialogs/Standard/Dialogmf.xml><?xml version="1.0" encoding="utf-8"?>
<!DOCTYPE window  PUBLIC '-//OpenOffice.org//DTD OfficeDocument 1.0//EN'  'dialog.dtd'>
<dlg:window xmlns:dlg="http://openoffice.org/2000/dialog" xmlns:script="http://openoffice.org/2000/script" dlg:style-id="6" dlg:id="Dialogmf" dlg:left="72" dlg:top="14" dlg:width="252" dlg:height="117" dlg:closeable="true" dlg:moveable="true" dlg:title="  milifred3 pour OpenOffice ">
  <dlg:styles>
    <dlg:style dlg:style-id="0" dlg:background-color="0x9999cc" dlg:border="none" dlg:font-name="Bitstream Vera Sans" dlg:font-height="8" dlg:font-stylename="Normal"/>
    <dlg:style dlg:style-id="1" dlg:background-color="0x9999cc" dlg:border="none" dlg:font-name="Bitstream Vera Sans" dlg:font-stylename="Normal"/>
    <dlg:style dlg:style-id="2" dlg:background-color="0xcc9576" dlg:font-name="Bitstream Vera Sans" dlg:font-stylename="Normal"/>
    <dlg:style dlg:style-id="3" dlg:background-color="0xa8ffb9" dlg:font-name="Bitstream Vera Sans" dlg:font-stylename="Normal"/>
    <dlg:style dlg:style-id="4" dlg:font-name="Bitstream Vera Sans" dlg:font-stylename="Normal"/>
    <dlg:style dlg:style-id="5" dlg:background-color="0xffff99" dlg:font-name="Bitstream Vera Sans" dlg:font-stylename="Normal"/>
    <dlg:style dlg:style-id="6" dlg:background-color="0x9999cc" dlg:font-name="Bitstream Vera Sans" dlg:font-height="12" dlg:font-stylename="Normal" dlg:font-slant="oblique"/>
  </dlg:styles>
  <dlg:bulletinboard>
    <dlg:textfield dlg:style-id="0" dlg:id="TextField1" dlg:tab-index="0" dlg:left="136" dlg:top="5" dlg:width="35" dlg:height="16" dlg:tabstop="false" dlg:readonly="true" dlg:value="Ordonnées"/>
    <dlg:textfield dlg:style-id="1" dlg:id="TextField2" dlg:tab-index="12" dlg:left="10" dlg:top="7" dlg:width="29" dlg:height="16" dlg:tabstop="false" dlg:readonly="true" dlg:value="Abscisses"/>
    <dlg:button dlg:style-id="2" dlg:id="CommandButton2" dlg:tab-index="2" dlg:left="110" dlg:top="75" dlg:width="35" dlg:height="24" dlg:tabstop="true" dlg:value="Annuler">
      <script:event script:event-name="on-performaction" script:location="document" script:macro-name="Standard.Modulmf.Annuler" script:language="StarBasic"/>
    </dlg:button>
    <dlg:textfield dlg:style-id="1" dlg:id="TextField3" dlg:tab-index="8" dlg:left="209" dlg:top="36" dlg:width="11" dlg:height="17" dlg:tabstop="false" dlg:readonly="true" dlg:value="cm"/>
    <dlg:textfield dlg:style-id="1" dlg:id="TextField4" dlg:tab-index="10" dlg:left="80" dlg:top="36" dlg:width="10" dlg:height="17" dlg:tabstop="false" dlg:readonly="true" dlg:value="cm"/>
    <dlg:fixedline dlg:id="FixedLine1" dlg:tab-index="13" dlg:left="125" dlg:top="2" dlg:width="3" dlg:height="52" dlg:tag="Comlément d'information" dlg:align="vertical"/>
    <dlg:textfield dlg:style-id="1" dlg:id="TextField5" dlg:tab-index="11" dlg:left="25" dlg:top="36" dlg:width="26" dlg:height="17" dlg:tabstop="false" dlg:readonly="true" dlg:value="Largeur"/>
    <dlg:textfield dlg:style-id="1" dlg:id="TextField6" dlg:tab-index="9" dlg:left="153" dlg:top="36" dlg:width="26" dlg:height="17" dlg:tabstop="false" dlg:readonly="true" dlg:value="Hauteur"/>
    <dlg:button dlg:style-id="3" dlg:id="CommandButton1" dlg:tab-index="1" dlg:left="24" dlg:top="75" dlg:width="35" dlg:height="24" dlg:help-text="Lance le tracé sur la feuille &quot;Graphique&quot;" dlg:tabstop="true" dlg:default="true" dlg:value="Tracer">
      <script:event script:event-name="on-performaction" script:location="document" script:macro-name="Standard.Modulmf.Tracer" script:language="StarBasic"/>
    </dlg:button>
    <dlg:combobox dlg:style-id="4" dlg:id="abscisse" dlg:tab-index="4" dlg:left="40" dlg:top="8" dlg:width="68" dlg:height="14" dlg:tabstop="true" dlg:value="millimétré" dlg:spin="true" dlg:linecount="10">
      <dlg:menupopup>
        <dlg:menuitem dlg:value="millimétré"/>
        <dlg:menuitem dlg:value="2 mm"/>
        <dlg:menuitem dlg:value="5 mm"/>
        <dlg:menuitem dlg:value="log 1 décade"/>
        <dlg:menuitem dlg:value="log 2 décades"/>
        <dlg:menuitem dlg:value="log 3 décades"/>
        <dlg:menuitem dlg:value="log 4 décades"/>
        <dlg:menuitem dlg:value="log 5 décades"/>
        <dlg:menuitem dlg:value="log 6 décades"/>
        <dlg:menuitem dlg:value="log 7 décades"/>
      </dlg:menupopup>
    </dlg:combobox>
    <dlg:combobox dlg:style-id="4" dlg:id="ordonnee" dlg:tab-index="6" dlg:left="171" dlg:top="7" dlg:width="68" dlg:height="14" dlg:tabstop="true" dlg:value="millimétré" dlg:spin="true" dlg:linecount="10">
      <dlg:menupopup>
        <dlg:menuitem dlg:value="millimétré"/>
        <dlg:menuitem dlg:value="2 mm"/>
        <dlg:menuitem dlg:value="5 mm"/>
        <dlg:menuitem dlg:value="log 1 décade"/>
        <dlg:menuitem dlg:value="log 2 décades"/>
        <dlg:menuitem dlg:value="log 3 décades"/>
        <dlg:menuitem dlg:value="log 4 décades"/>
        <dlg:menuitem dlg:value="log 5 décades"/>
        <dlg:menuitem dlg:value="log 6 décades"/>
        <dlg:menuitem dlg:value="log 7 décades"/>
      </dlg:menupopup>
    </dlg:combobox>
    <dlg:numericfield dlg:style-id="4" dlg:id="larg" dlg:tab-index="5" dlg:left="50" dlg:top="36" dlg:width="26" dlg:height="17" dlg:tabstop="true" dlg:strict-format="true" dlg:decimal-accuracy="0" dlg:value="15" dlg:value-min="1" dlg:value-max="19" dlg:spin="true"/>
    <dlg:numericfield dlg:style-id="4" dlg:id="haut" dlg:tab-index="7" dlg:left="180" dlg:top="36" dlg:width="26" dlg:height="17" dlg:tabstop="true" dlg:strict-format="true" dlg:decimal-accuracy="0" dlg:value="10" dlg:value-min="1" dlg:value-max="27" dlg:spin="true"/>
    <dlg:button dlg:style-id="5" dlg:id="CommandButton3" dlg:tab-index="3" dlg:left="198" dlg:top="75" dlg:width="35" dlg:height="24" dlg:tabstop="true" dlg:value="Options">
      <script:event script:event-name="on-performaction" script:location="document" script:macro-name="Standard.Modulmf.Epaisseurs" script:language="StarBasic"/>
    </dlg:button>
  </dlg:bulletinboard>
</dlg:window>
</file>

<file path=Dialogs/Standard/Optionsmf.xml><?xml version="1.0" encoding="utf-8"?>
<!DOCTYPE window  PUBLIC '-//OpenOffice.org//DTD OfficeDocument 1.0//EN'  'dialog.dtd'>
<dlg:window xmlns:dlg="http://openoffice.org/2000/dialog" xmlns:script="http://openoffice.org/2000/script" dlg:style-id="10" dlg:id="Optionsmf" dlg:left="117" dlg:top="25" dlg:width="220" dlg:height="254" dlg:closeable="true" dlg:moveable="true" dlg:title="   milifred3   Options">
  <dlg:styles>
    <dlg:style dlg:style-id="0" dlg:background-color="0x9999cc" dlg:border="none" dlg:font-name="Bitstream Vera Sans" dlg:font-height="10" dlg:font-stylename="Italique gras" dlg:font-weight="100" dlg:font-slant="italic"/>
    <dlg:style dlg:style-id="1" dlg:background-color="0xa8ffb9" dlg:font-height="10"/>
    <dlg:style dlg:style-id="2" dlg:font-name="Bitstream Vera Sans" dlg:font-stylename="Normal"/>
    <dlg:style dlg:style-id="3" dlg:background-color="0x9999cc" dlg:border="none" dlg:font-name="Bitstream Vera Sans" dlg:font-height="10" dlg:font-stylename="Italique" dlg:font-weight="150"/>
    <dlg:style dlg:style-id="4" dlg:background-color="0xccccff" dlg:font-name="Bitstream Vera Sans" dlg:font-height="8" dlg:font-stylename="Normal"/>
    <dlg:style dlg:style-id="5" dlg:background-color="0x9999cc" dlg:font-name="Bitstream Vera Sans" dlg:font-height="10" dlg:font-stylename="Normal" dlg:font-weight="150"/>
    <dlg:style dlg:style-id="6" dlg:background-color="0xccffff" dlg:font-name="Bitstream Vera Sans" dlg:font-stylename="Normal"/>
    <dlg:style dlg:style-id="7" dlg:background-color="0xffff99" dlg:font-name="Bitstream Vera Sans" dlg:font-stylename="Normal"/>
    <dlg:style dlg:style-id="8" dlg:background-color="0x9999cc" dlg:font-name="Bitstream Vera Sans" dlg:font-height="9" dlg:font-stylename="Normal" dlg:font-weight="100"/>
    <dlg:style dlg:style-id="9" dlg:background-color="0x9999cc" dlg:border="none" dlg:font-name="Bitstream Vera Sans" dlg:font-height="10" dlg:font-stylename="Gras" dlg:font-weight="150"/>
    <dlg:style dlg:style-id="10" dlg:background-color="0x9999cc" dlg:font-name="Bitstream Vera Sans" dlg:font-stylename="Normal"/>
  </dlg:styles>
  <dlg:bulletinboard>
    <dlg:textfield dlg:style-id="0" dlg:id="TextField1" dlg:tab-index="12" dlg:left="114" dlg:top="2" dlg:width="90" dlg:height="17" dlg:tabstop="false" dlg:align="center" dlg:readonly="true" dlg:value="Echelles linéaires"/>
    <dlg:textfield dlg:style-id="0" dlg:id="TextField3" dlg:tab-index="11" dlg:left="118" dlg:top="82" dlg:width="88" dlg:height="17" dlg:tabstop="false" dlg:align="center" dlg:readonly="true" dlg:value="Echelles log"/>
    <dlg:button dlg:style-id="1" dlg:id="CommandButton1" dlg:tab-index="1" dlg:left="24" dlg:top="211" dlg:width="38" dlg:height="24" dlg:tabstop="true" dlg:value="Ok">
      <script:event script:event-name="on-performaction" script:location="document" script:macro-name="Standard.Modulmf.Epaisseurs" script:language="StarBasic"/>
    </dlg:button>
    <dlg:numericfield dlg:style-id="2" dlg:id="grolin" dlg:tab-index="4" dlg:left="186" dlg:top="20" dlg:width="20" dlg:height="16" dlg:tabstop="true" dlg:decimal-accuracy="0" dlg:value="30" dlg:value-min="1" dlg:value-max="99" dlg:spin="true"/>
    <dlg:numericfield dlg:style-id="2" dlg:id="moylin" dlg:tab-index="5" dlg:left="186" dlg:top="38" dlg:width="20" dlg:height="16" dlg:tabstop="true" dlg:decimal-accuracy="0" dlg:value="15" dlg:value-min="1" dlg:value-max="99" dlg:spin="true"/>
    <dlg:numericfield dlg:style-id="2" dlg:id="finlin" dlg:tab-index="6" dlg:left="186" dlg:top="58" dlg:width="20" dlg:height="16" dlg:tabstop="true" dlg:decimal-accuracy="0" dlg:value="7" dlg:value-min="1" dlg:value-max="99" dlg:spin="true"/>
    <dlg:numericfield dlg:style-id="2" dlg:id="grolog" dlg:tab-index="7" dlg:left="186" dlg:top="102" dlg:width="20" dlg:height="16" dlg:tabstop="true" dlg:decimal-accuracy="0" dlg:value="30" dlg:value-min="1" dlg:value-max="99" dlg:spin="true"/>
    <dlg:numericfield dlg:style-id="2" dlg:id="finlog" dlg:tab-index="8" dlg:left="186" dlg:top="123" dlg:width="20" dlg:height="16" dlg:tabstop="true" dlg:decimal-accuracy="0" dlg:value="7" dlg:value-min="1" dlg:value-max="99" dlg:spin="true"/>
    <dlg:textfield dlg:style-id="3" dlg:id="TextField5" dlg:tab-index="13" dlg:left="10" dlg:top="59" dlg:width="87" dlg:height="22" dlg:tabstop="false" dlg:align="center" dlg:multiline="true" dlg:readonly="true" dlg:value="Largeurs de traits&#10;( 1/100 mm)"/>
    <dlg:text dlg:style-id="4" dlg:id="Label1" dlg:tab-index="14" dlg:left="118" dlg:top="24" dlg:width="66" dlg:height="10" dlg:value="Traits 1 cm " dlg:tabstop="false" dlg:align="right"/>
    <dlg:text dlg:style-id="4" dlg:id="Label2" dlg:tab-index="15" dlg:left="118" dlg:top="43" dlg:width="66" dlg:height="10" dlg:value="Traits 5 mm et 2 mm " dlg:tabstop="false" dlg:align="right"/>
    <dlg:text dlg:style-id="4" dlg:id="Label3" dlg:tab-index="16" dlg:left="117" dlg:top="62" dlg:width="66" dlg:height="10" dlg:value="Traits 1 mm " dlg:tabstop="false" dlg:align="right"/>
    <dlg:text dlg:style-id="4" dlg:id="Label4" dlg:tab-index="17" dlg:left="118" dlg:top="107" dlg:width="66" dlg:height="10" dlg:value="Traits principaux " dlg:tabstop="false" dlg:align="right"/>
    <dlg:text dlg:style-id="4" dlg:id="Label5" dlg:tab-index="18" dlg:left="117" dlg:top="127" dlg:width="66" dlg:height="10" dlg:value="Subdivisions " dlg:tabstop="false" dlg:align="right"/>
    <dlg:fixedline dlg:id="FixedLine1" dlg:tab-index="19" dlg:left="104" dlg:top="8" dlg:width="2" dlg:height="129" dlg:align="vertical"/>
    <dlg:text dlg:style-id="5" dlg:id="Label6" dlg:tab-index="20" dlg:left="9" dlg:top="152" dlg:width="127" dlg:height="12" dlg:value="Marge blanche autour du tracé " dlg:tabstop="false" dlg:align="right"/>
    <dlg:text dlg:style-id="5" dlg:id="Label7" dlg:tab-index="21" dlg:left="165" dlg:top="152" dlg:width="19" dlg:height="12" dlg:value="mm" dlg:tabstop="false" dlg:align="center"/>
    <dlg:button dlg:style-id="6" dlg:id="CommandButton2" dlg:tab-index="2" dlg:left="89" dlg:top="211" dlg:width="35" dlg:height="24" dlg:tabstop="true" dlg:value="Aide">
      <script:event script:event-name="on-performaction" script:location="document" script:macro-name="Standard.Modulmf.Affichaide" script:language="StarBasic"/>
    </dlg:button>
    <dlg:button dlg:style-id="7" dlg:id="CommandButton3" dlg:tab-index="3" dlg:left="148" dlg:top="211" dlg:width="51" dlg:height="24" dlg:tabstop="true" dlg:value="A propos de...">
      <script:event script:event-name="on-performaction" script:location="document" script:macro-name="Standard.Modulmf.Aproposde" script:language="StarBasic"/>
    </dlg:button>
    <dlg:combobox dlg:style-id="8" dlg:id="coultrac" dlg:tab-index="10" dlg:left="94" dlg:top="177" dlg:width="78" dlg:height="17" dlg:tabstop="true" dlg:value="Monochrome noir" dlg:spin="true">
      <dlg:menupopup>
        <dlg:menuitem dlg:value="Monochrome noir"/>
        <dlg:menuitem dlg:value="Bleu et cyan"/>
        <dlg:menuitem dlg:value="Brun et sable"/>
      </dlg:menupopup>
    </dlg:combobox>
    <dlg:numericfield dlg:style-id="2" dlg:id="marge" dlg:tab-index="9" dlg:left="142" dlg:top="148" dlg:width="19" dlg:height="16" dlg:tabstop="true" dlg:decimal-accuracy="0" dlg:value="0" dlg:value-min="0" dlg:value-max="10" dlg:spin="true"/>
    <dlg:textfield dlg:style-id="9" dlg:id="TextField2" dlg:tab-index="0" dlg:left="19" dlg:top="178" dlg:width="74" dlg:height="16" dlg:tabstop="false" dlg:value="Couleur du tracé"/>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Optionsmf"/>
  <library:element library:name="Dialogmf"/>
  <library:element library:name="Aproposdemf"/>
  <library:element library:name="Aidemf"/>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